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3f7825">
      <style:text-properties xlink:href="http://www.heise.d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mpty <text:a xlink:href="http://www.heise.de"><text:span text:style-name="a3f7825">D<text:tab/><text:tab/>o</text:span></text:a>cumen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Hyperlink" style:family="text" style:name="Hyperlink">
      <style:text-properties fo:color="#0080C0" style:text-underline-style="soli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33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21</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